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41cm" fo:min-width="7.628cm"/>
    </style:style>
    <style:style style:name="gr2" style:family="graphic" style:parent-style-name="standard">
      <style:graphic-properties draw:textarea-horizontal-align="justify" draw:textarea-vertical-align="middle" draw:auto-grow-height="false" fo:min-height="1.011cm" fo:min-width="0.76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83cm" fo:min-width="0.53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28cm" svg:height="4.191cm" svg:x="6.715cm" svg:y="20.05cm">
          <text:p text:style-name="P1">Enterance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4.191cm" svg:x="6.715cm" svg:y="13.573cm">
          <text:p text:style-name="P1">Hal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4.191cm" svg:x="1.508cm" svg:y="7.096cm">
          <text:p text:style-name="P1">Dead End Room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4.191cm" svg:x="11.541cm" svg:y="6.969cm">
          <text:p text:style-name="P1">Room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4.191cm" svg:x="11.541cm" svg:y="1.254cm">
          <text:p text:style-name="P1">Room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10.144cm" svg:y="16.748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7.35cm" svg:y="12.684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2.684cm" svg:y="12.684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5.097cm" svg:y="10.144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4.556cm" svg:y="10.271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5.097cm" svg:y="6.207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5.097cm" svg:y="4.302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0.144cm" svg:y="19.669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0.922cm" svg:y1="20.231cm" svg:x2="10.922cm" svg:y2="17.564cm">
          <text:p/>
        </draw:line>
        <draw:line draw:style-name="gr3" draw:text-style-name="P2" draw:layer="layout" svg:x1="8.112cm" svg:y1="13.446cm" svg:x2="5.318cm" svg:y2="10.906cm">
          <text:p/>
        </draw:line>
        <draw:line draw:style-name="gr3" draw:text-style-name="P2" draw:layer="layout" svg:x1="13.354cm" svg:y1="13.446cm" svg:x2="15.732cm" svg:y2="10.906cm">
          <text:p/>
        </draw:line>
        <draw:line draw:style-name="gr3" draw:text-style-name="P2" draw:layer="layout" svg:x1="15.84cm" svg:y1="6.969cm" svg:x2="15.859cm" svg:y2="5.064cm">
          <text:p/>
        </draw:line>
        <draw:custom-shape draw:style-name="gr4" draw:text-style-name="P1" draw:layer="layout" svg:width="1.143cm" svg:height="1.143cm" svg:x="15.097cm" svg:y="1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4T00:35:55.476821661</meta:creation-date>
    <meta:generator>LibreOffice/6.0.7.3$Linux_X86_64 LibreOffice_project/00m0$Build-3</meta:generator>
    <dc:date>2021-06-08T02:36:24.034119365</dc:date>
    <meta:editing-duration>PT21M25S</meta:editing-duration>
    <meta:editing-cycles>4</meta:editing-cycles>
    <meta:document-statistic meta:object-count="18"/>
  </office:meta>
</office:document-meta>
</file>